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87cm" fo:min-width="5.18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2.921cm" svg:x="4.429cm" svg:y="3.413cm">
          <text:p text:style-name="P1">Αρχή ή τέλο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969cm" svg:height="2.921cm" svg:x="11.929cm" svg:y="3.413cm">
          <text:p text:style-name="P1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477cm" svg:height="3.302cm" svg:x="11.668cm" svg:y="3.159cm">
          <draw:text-box>
            <text:p text:style-name="P1">Ενέργεια ή πράξη ή επεξεργασία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18:17:51.387090260</meta:creation-date>
    <dc:date>2021-04-07T18:45:50.062485478</dc:date>
    <meta:editing-duration>PT1H3M33S</meta:editing-duration>
    <meta:editing-cycles>13</meta:editing-cycles>
    <meta:generator>LibreOffice/6.0.7.3$Linux_X86_64 LibreOffice_project/00m0$Build-3</meta:generator>
    <meta:document-statistic meta:object-count="3"/>
  </office:meta>
</office:document-meta>
</file>